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ucida Sans Unicode" svg:font-family="'Lucida Sans Unicode'" style:font-family-generic="system" style:font-pitch="variable"/>
    <style:font-face style:name="OpenSymbol" svg:font-family="OpenSymbol"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style:font-name="Arial" fo:font-size="9pt" style:font-size-asian="9pt" style:font-size-complex="9pt"/>
    </style:style>
    <style:style style:name="P3" style:family="paragraph" style:parent-style-name="Table_20_Contents">
      <style:paragraph-properties fo:text-align="end" style:justify-single-word="false"/>
      <style:text-properties style:font-name="Arial" fo:font-size="9pt" style:font-size-asian="9pt" style:font-size-complex="9pt"/>
    </style:style>
    <style:style style:name="P4" style:family="paragraph" style:parent-style-name="Header">
      <style:text-properties fo:font-size="10pt" style:font-size-asian="10pt" style:font-size-complex="10pt"/>
    </style:style>
    <style:style style:name="P5" style:family="paragraph" style:parent-style-name="Footer">
      <style:text-properties style:font-name="Arial" fo:font-size="9pt" style:font-size-asian="9pt" style:font-size-complex="9pt"/>
    </style:style>
    <style:style style:name="P6" style:family="paragraph" style:parent-style-name="Footer">
      <style:text-properties style:font-name="Arial" fo:font-size="10pt" style:font-size-asian="10pt" style:font-size-complex="10pt"/>
    </style:style>
    <style:style style:name="P7" style:family="paragraph" style:parent-style-name="Standard">
      <style:text-properties style:font-name="Calibri Light1" officeooo:paragraph-rsid="001cfc70"/>
    </style:style>
    <style:style style:name="P8" style:family="paragraph" style:parent-style-name="Standard">
      <style:text-properties style:font-name="Calibri Light1" officeooo:paragraph-rsid="0025f8b5"/>
    </style:style>
    <style:style style:name="P9" style:family="paragraph" style:parent-style-name="Standard">
      <style:text-properties style:font-name="Calibri Light1" officeooo:rsid="002803a7" officeooo:paragraph-rsid="002be306"/>
    </style:style>
    <style:style style:name="P10" style:family="paragraph" style:parent-style-name="Standard">
      <style:text-properties style:font-name="Calibri Light1" officeooo:paragraph-rsid="002d5bf0"/>
    </style:style>
    <style:style style:name="P11" style:family="paragraph" style:parent-style-name="Standard">
      <style:text-properties style:font-name="Calibri Light1" officeooo:rsid="00120ac3" officeooo:paragraph-rsid="001cfc70"/>
    </style:style>
    <style:style style:name="P12" style:family="paragraph" style:parent-style-name="Standard">
      <style:text-properties style:font-name="Calibri Light1" officeooo:rsid="0021faf6" officeooo:paragraph-rsid="004b38e0"/>
    </style:style>
    <style:style style:name="P13" style:family="paragraph" style:parent-style-name="Standard">
      <style:text-properties style:font-name="Calibri Light1" officeooo:paragraph-rsid="002803a7"/>
    </style:style>
    <style:style style:name="P14" style:family="paragraph" style:parent-style-name="Standard">
      <style:text-properties style:font-name="Calibri Light1" officeooo:paragraph-rsid="0052d0d9"/>
    </style:style>
    <style:style style:name="P15" style:family="paragraph" style:parent-style-name="Standard">
      <style:text-properties style:font-name="Calibri Light1" officeooo:rsid="00553def" officeooo:paragraph-rsid="00553def"/>
    </style:style>
    <style:style style:name="P16" style:family="paragraph" style:parent-style-name="Standard">
      <style:text-properties officeooo:paragraph-rsid="002803a7"/>
    </style:style>
    <style:style style:name="P17" style:family="paragraph" style:parent-style-name="Standard">
      <style:text-properties fo:color="#000000" style:font-name="Calibri Light1" fo:font-weight="normal" officeooo:rsid="004fb6c3" officeooo:paragraph-rsid="004fb6c3" style:font-weight-asian="normal" style:font-weight-complex="normal"/>
    </style:style>
    <style:style style:name="P18" style:family="paragraph" style:parent-style-name="Standard">
      <style:text-properties fo:color="#000000" style:font-name="Calibri Light1" fo:font-weight="normal" officeooo:rsid="002d5bf0" officeooo:paragraph-rsid="0052d0d9" style:font-weight-asian="normal" style:font-weight-complex="normal"/>
    </style:style>
    <style:style style:name="P19" style:family="paragraph" style:parent-style-name="Standard">
      <style:paragraph-properties fo:margin-left="0cm" fo:margin-right="0cm" fo:text-indent="0cm" style:auto-text-indent="false"/>
      <style:text-properties style:font-name="Calibri Light1" officeooo:rsid="004fb6c3" officeooo:paragraph-rsid="004fb6c3"/>
    </style:style>
    <style:style style:name="P20" style:family="paragraph" style:parent-style-name="Standard" style:list-style-name="L1">
      <style:text-properties style:font-name="Calibri Light1" officeooo:rsid="002803a7" officeooo:paragraph-rsid="002803a7"/>
    </style:style>
    <style:style style:name="P21" style:family="paragraph" style:parent-style-name="Standard" style:list-style-name="L1">
      <style:text-properties style:font-name="Calibri Light1" officeooo:rsid="00297c12" officeooo:paragraph-rsid="002803a7"/>
    </style:style>
    <style:style style:name="P22" style:family="paragraph" style:parent-style-name="Standard" style:list-style-name="L1">
      <style:text-properties style:font-name="Calibri Light1" officeooo:rsid="00297c12" officeooo:paragraph-rsid="00297c12"/>
    </style:style>
    <style:style style:name="P23" style:family="paragraph" style:parent-style-name="Standard" style:list-style-name="L2">
      <style:text-properties style:font-name="Calibri Light1" officeooo:paragraph-rsid="00553def"/>
    </style:style>
    <style:style style:name="P24" style:family="paragraph" style:parent-style-name="Standard" style:list-style-name="L2">
      <style:text-properties style:font-name="Calibri Light1" officeooo:rsid="00553def" officeooo:paragraph-rsid="00553def"/>
    </style:style>
    <style:style style:name="P25" style:family="paragraph" style:parent-style-name="Standard" style:list-style-name="L3">
      <style:text-properties style:font-name="Calibri Light1" officeooo:paragraph-rsid="00553def"/>
    </style:style>
    <style:style style:name="P26" style:family="paragraph" style:parent-style-name="Heading_20_1">
      <style:text-properties style:font-name="Calibri Light1" officeooo:paragraph-rsid="001cfc70"/>
    </style:style>
    <style:style style:name="P27" style:family="paragraph" style:parent-style-name="Heading_20_2">
      <style:text-properties style:font-name="Calibri Light1" fo:font-size="14pt" fo:font-weight="bold" officeooo:paragraph-rsid="005630c9" style:font-size-asian="14pt" style:font-weight-asian="bold" style:font-size-complex="14pt" style:font-weight-complex="bold"/>
    </style:style>
    <style:style style:name="P28" style:family="paragraph" style:parent-style-name="Heading_20_2">
      <style:text-properties style:font-name="Calibri Light1" fo:font-weight="bold" officeooo:paragraph-rsid="005630c9" style:font-weight-asian="bold" style:font-weight-complex="bold"/>
    </style:style>
    <style:style style:name="P29" style:family="paragraph" style:parent-style-name="Heading_20_2" style:list-style-name="">
      <style:paragraph-properties fo:keep-together="always" fo:hyphenation-ladder-count="no-limit"/>
      <style:text-properties style:font-name="Calibri Light1" fo:font-weight="bold" officeooo:paragraph-rsid="001cfc70" style:font-weight-asian="bold" style:font-weight-complex="bold" fo:hyphenate="false" fo:hyphenation-remain-char-count="2" fo:hyphenation-push-char-count="2"/>
    </style:style>
    <style:style style:name="P30" style:family="paragraph" style:parent-style-name="Heading_20_2">
      <style:text-properties style:font-name="Calibri Light1" officeooo:paragraph-rsid="001cfc70"/>
    </style:style>
    <style:style style:name="P31" style:family="paragraph" style:parent-style-name="Heading_20_2">
      <style:text-properties style:font-name="Calibri Light1" officeooo:paragraph-rsid="0052d0d9"/>
    </style:style>
    <style:style style:name="P32" style:family="paragraph" style:parent-style-name="Heading_20_2">
      <style:text-properties style:font-name="Calibri Light1" officeooo:paragraph-rsid="002d5bf0"/>
    </style:style>
    <style:style style:name="P33" style:family="paragraph" style:parent-style-name="Heading_20_2">
      <style:text-properties style:font-name="Calibri Light1" officeooo:rsid="002d5bf0" officeooo:paragraph-rsid="001cfc70"/>
    </style:style>
    <style:style style:name="P34" style:family="paragraph" style:parent-style-name="Heading_20_2">
      <style:text-properties officeooo:paragraph-rsid="001cfc70"/>
    </style:style>
    <style:style style:name="P35" style:family="paragraph" style:parent-style-name="Heading_20_2">
      <style:paragraph-properties fo:break-before="page"/>
      <style:text-properties officeooo:paragraph-rsid="004fb6c3"/>
    </style:style>
    <style:style style:name="T1" style:family="text">
      <style:text-properties officeooo:rsid="00075685"/>
    </style:style>
    <style:style style:name="T2" style:family="text">
      <style:text-properties officeooo:rsid="0021faf6"/>
    </style:style>
    <style:style style:name="T3" style:family="text">
      <style:text-properties officeooo:rsid="002b647c"/>
    </style:style>
    <style:style style:name="T4" style:family="text">
      <style:text-properties officeooo:rsid="002d5bf0"/>
    </style:style>
    <style:style style:name="T5" style:family="text">
      <style:text-properties officeooo:rsid="0031357e"/>
    </style:style>
    <style:style style:name="T6" style:family="text">
      <style:text-properties style:font-name="Calibri Light1"/>
    </style:style>
    <style:style style:name="T7" style:family="text">
      <style:text-properties style:font-name="Calibri Light1" fo:font-style="italic" fo:font-weight="bold" style:font-style-asian="italic" style:font-weight-asian="bold"/>
    </style:style>
    <style:style style:name="T8" style:family="text">
      <style:text-properties style:font-name="Calibri Light1" officeooo:rsid="002803a7"/>
    </style:style>
    <style:style style:name="T9" style:family="text">
      <style:text-properties style:font-name="Calibri Light1" fo:font-size="14pt" fo:font-weight="bold" style:font-size-asian="14pt" style:font-weight-asian="bold" style:font-size-complex="14pt" style:font-weight-complex="bold"/>
    </style:style>
    <style:style style:name="T10" style:family="text">
      <style:text-properties style:font-name="Calibri Light1" fo:font-size="14pt" fo:font-weight="bold" officeooo:rsid="004fb6c3" style:font-size-asian="14pt" style:font-weight-asian="bold" style:font-size-complex="14pt" style:font-weight-complex="bold"/>
    </style:style>
    <style:style style:name="T11" style:family="text">
      <style:text-properties style:font-name="Courier New" fo:font-size="11pt" style:font-size-asian="11pt" style:font-size-complex="11pt"/>
    </style:style>
    <style:style style:name="T12" style:family="text">
      <style:text-properties officeooo:rsid="004b38e0"/>
    </style:style>
    <style:style style:name="T13" style:family="text">
      <style:text-properties officeooo:rsid="004b45a1"/>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4b45a1" style:font-weight-asian="normal" style:font-weight-complex="normal"/>
    </style:style>
    <style:style style:name="T16" style:family="text">
      <style:text-properties officeooo:rsid="00553def"/>
    </style:style>
    <style:style style:name="T17" style:family="text">
      <style:text-properties officeooo:rsid="00598326"/>
    </style:style>
    <style:style style:name="T18" style:family="text">
      <style:text-properties officeooo:rsid="005a78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Projektmodule</text:h>
      <text:p text:style-name="P15">Jede Gruppe implementiert das Pflichtmodul und mindestens 1 Auswahlmodul.</text:p>
      <text:p text:style-name="P15"/>
      <text:h text:style-name="P27" text:outline-level="2">Pflicht Module</text:h>
      <text:h text:style-name="P28" text:outline-level="2"><text:s/></text:h>
      <text:h text:style-name="P30" text:outline-level="2">Spielstrategie:</text:h>
      <text:p text:style-name="P7">Derzeit werden die Karten automatisch zufällig pro Runde gemischt. Dies ist natürlich möglich, aber auf Dauer keine zielführende Strategie. Jede Gruppe entwickelt eine Spielstrategie und implementiert diese in Form eines Algorithmus. Die Sortierung sollte nicht immer gleich bleiben Dabei kann auch das Ergebnis der letzten Runde eine Rolle spielen.</text:p>
      <text:p text:style-name="P7"/>
      <text:h text:style-name="P30" text:outline-level="2">Regeleinhaltung:</text:h>
      <text:p text:style-name="P7">Der Server muss prüfen, das<text:span text:style-name="T5">s</text:span> kein Spieler eine Karte doppelt ausspielt und sich so einen Vorteil verschafft.</text:p>
      <text:p text:style-name="P7"/>
      <text:h text:style-name="P30" text:outline-level="2">Spielerkont<text:span text:style-name="T12">o</text:span></text:h>
      <text:p text:style-name="P8">Spieler sollten vom Server <text:span text:style-name="T2">über den Namen </text:span>wiedererkannt werden (<text:span text:style-name="T17">e</text:span>indeutige Identifikation) <text:s/>Die zuletzt gespielte Kartensortierung <text:span text:style-name="T2">muss</text:span> <text:span text:style-name="T2">dann als Ausgangslage für die neue Runde </text:span>wiederhergestellt werden. <text:span text:style-name="T2">Ein Spieler darf nicht doppelt in einer Runde teilnehmen („Gegen sich selbst spielen“). </text:span></text:p>
      <text:p text:style-name="P12">Minimalanforderung: </text:p>
      <text:p text:style-name="P12">Wiedererkennen des Spielers innerhalb der Serverlaufzeit.</text:p>
      <text:p text:style-name="P12"/>
      <text:p text:style-name="P12">Optional: </text:p>
      <text:p text:style-name="P12">Informationen persistieren im Dateisystem (<text:span text:style-name="T18">k</text:span>ein RDBMS).</text:p>
      <text:p text:style-name="P7"/>
      <text:h text:style-name="P29" text:outline-level="2"/>
      <text:h text:style-name="P35" text:outline-level="2"><text:span text:style-name="T10">Auswahl</text:span><text:span text:style-name="T9"> </text:span><text:span text:style-name="T10">M</text:span><text:span text:style-name="T9">odul</text:span><text:span text:style-name="T10">e</text:span></text:h>
      <text:p text:style-name="P19">Jede <text:span text:style-name="T14">Gruppe muss mind</text:span><text:span text:style-name="T15">estens </text:span><text:span text:style-name="T14">1 Modul implementieren</text:span></text:p>
      <text:p text:style-name="P17"/>
      <text:h text:style-name="P31" text:outline-level="2">C3PO Protokoll Droide:</text:h>
      <text:p text:style-name="P14">Ein Zuschauer kann sich in eine Spielrunde einbinden um das Spiel zu verfolgen. Dabei erhält er die gleichen Informationen wie die Spieler um diese z.B. zu visualisieren, zu persistieren, … .</text:p>
      <text:p text:style-name="P14"/>
      <text:h text:style-name="P31" text:outline-level="2">R2D2 Botmode:</text:h>
      <text:p text:style-name="P14">Ein Spieler kann gegen den Computer spielen. Dazu w<text:span text:style-name="T13">erden</text:span> ein oder mehrere virtuelle<text:span text:style-name="T13">r</text:span> Spiele <text:span text:style-name="T13">zu </text:span>einer Spielrunde hinzugefügt. Die Spielstrategie muss dabei vom Server definiert werden.</text:p>
      <text:p text:style-name="P14"/>
      <text:h text:style-name="P31" text:outline-level="2">Cheatmode:</text:h>
      <text:p text:style-name="P14">Jeder Spieler darf <text:span text:style-name="T4">n-mal</text:span> pro Spiel schummeln!</text:p>
      <text:p text:style-name="P14">Er darf während des Spiels die Position zweier Karten <text:span text:style-name="T4">n-mal </text:span>miteinander tauschen. </text:p>
      <text:p text:style-name="P18">N wird als Parameter des Clients (0 &lt; = n &lt;= 10) zur Laufzeit vorgegeben.</text:p>
      <text:p text:style-name="P17"/>
      <text:h text:style-name="P34" text:outline-level="2"><text:span text:style-name="T6">Statistikmodul (Lokal </text:span><text:span text:style-name="Absatz-Standardschriftart"><text:span text:style-name="T7">XOR</text:span></text:span><text:span text:style-name="T6"> Server):</text:span></text:h>
      <text:p text:style-name="P16"><text:span text:style-name="T6">Pro Spieler solle eine Auswertung der gespielten Spiele </text:span><text:span text:style-name="T8">erfolgen. Diese soll folgende Werte erfassen: </text:span></text:p>
      <text:list xml:id="list6026528578324303438" text:style-name="L1">
        <text:list-item>
          <text:p text:style-name="P20">Name des Spielers</text:p>
        </text:list-item>
        <text:list-item>
          <text:p text:style-name="P20">Anzahl gespielter Spiele</text:p>
        </text:list-item>
        <text:list-item>
          <text:p text:style-name="P21">Durchschnittliche Anzahl der Spieler pro Spiel, <text:s/></text:p>
        </text:list-item>
        <text:list-item>
          <text:p text:style-name="P20">Anzahl gewonnener Punkte (absolut und relativ) </text:p>
        </text:list-item>
        <text:list-item>
          <text:p text:style-name="P22">Highscore (Punkte und Platz<text:span text:style-name="T3">)</text:span></text:p>
        </text:list-item>
        <text:list-item>
          <text:p text:style-name="P20"><text:span text:style-name="T3">Anzahl </text:span>Siege und durchschnittliche Platzierung</text:p>
        </text:list-item>
      </text:list>
      <text:p text:style-name="P9">Die Auswertung soll mit jedem Spiel aktualisiert werden. Ausgabe soll in eine Textdatei erfolgen.</text:p>
      <text:p text:style-name="P13"/>
      <text:h text:style-name="P32" text:outline-level="2">Turniermodus <text:span text:style-name="T4">(optional mit „Lucky Looser“ Runde):</text:span></text:h>
      <text:p text:style-name="P10">Alle Spieler können sich zu einem Turnier anmelden <text:span text:style-name="T4">(4/8/16/32 Spieler bilden ein Turnier)</text:span>. In diesem werden Paarungen ausgelost. Die Gewinner der ersten Runde spielen ein K.O.-Turnier (Pro Spielerpaar wird in einem Spiel ein Gewinner ermittelt, der in die nächste Runde einzieht).</text:p>
      <text:p text:style-name="P10"><text:span text:style-name="T4">Zusätzliche Anforderung dazu: </text:span>Die Verlierer der ersten Turnierpaarungen spielen in einer Trostrunde auch ein KO System aus. Die beiden Gewinner der K.O. Runden spielen dann im Finale den Turniersieg aus.</text:p>
      <text:p text:style-name="P7"/>
      <text:h text:style-name="P30" text:outline-level="2">Ligamodus:</text:h>
      <text:p text:style-name="P7">N Spieler melden sich für die Liga an und jeder spielt eine Runde (Hin- und Rückspiel) gegen jeden. Gewonnene Punkte werden <text:span text:style-name="T4">summiert</text:span> (Analog zu <text:soft-page-break/>geschossenen Toren im Fußball). Der Spieler mit den meisten Punkten gewinnt die Liga Meisterschaft.</text:p>
      <text:p text:style-name="P7"/>
      <text:h text:style-name="P30" text:outline-level="2"/>
      <text:h text:style-name="P30" text:outline-level="2">Logging:</text:h>
      <text:p text:style-name="P7">Unter Verwendung der Standard Java Logging Api <text:span text:style-name="T11">(java.util.logging)</text:span> soll im YooLoo Server ein Ablauf- und Fehlerlog<text:span text:style-name="T13">ging </text:span>erstellt werden. </text:p>
      <text:p text:style-name="P7"/>
      <text:p text:style-name="P7">Mit Hilfe der Log Dateien soll es möglich sein:</text:p>
      <text:list xml:id="list7391207409135006491" text:style-name="L2">
        <text:list-item>
          <text:p text:style-name="P23">den normalen Spielverlauf nach zu vollziehen </text:p>
        </text:list-item>
        <text:list-item>
          <text:p text:style-name="P24">Schwachstellen bzw. Fehler der gegenwärtigen Architektur, der Code Struktur sowie des Ablaufs aufzudecken und für so die Weiterentwicklung zu unterstützen, beispielsweise</text:p>
        </text:list-item>
      </text:list>
      <text:list xml:id="list8017684821921318553" text:style-name="L3">
        <text:list-item>
          <text:p text:style-name="P25"><text:span text:style-name="T16">Timer</text:span>werte für die Nutzung unter realen Bedingungen zu optimieren</text:p>
        </text:list-item>
        <text:list-item>
          <text:p text:style-name="P25">Fehlerhafte Abläufe des Servers im Zusammenhang mit der Verbindung von Clients zu erkennen</text:p>
        </text:list-item>
        <text:list-item>
          <text:p text:style-name="P25">...</text:p>
        </text:list-item>
      </text:list>
      <text:p text:style-name="P7"/>
      <text:h text:style-name="P33" text:outline-level="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ucida Sans Unicode" svg:font-family="'Lucida Sans Unicode'" style:font-family-generic="system" style:font-pitch="variable"/>
    <style:font-face style:name="OpenSymbol"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fo:hyphenation-remain-char-count="2" fo:hyphenation-push-char-count="2"/>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Absatz-Standardschriftar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Kopfz" style:family="table">
      <style:table-properties style:width="16.999cm" table:align="margins"/>
    </style:style>
    <style:style style:name="Kopfz.A" style:family="table-column">
      <style:table-column-properties style:column-width="9.869cm" style:rel-column-width="38047*"/>
    </style:style>
    <style:style style:name="Kopfz.B" style:family="table-column">
      <style:table-column-properties style:column-width="7.13cm" style:rel-column-width="27488*"/>
    </style:style>
    <style:style style:name="Kopfz.A1" style:family="table-cell">
      <style:table-cell-properties fo:padding="0.097cm" fo:border-left="none" fo:border-right="none" fo:border-top="none" fo:border-bottom="0.05pt solid #000000"/>
    </style:style>
    <style:style style:name="Tabelle2" style:family="table">
      <style:table-properties style:width="16.999cm" table:align="margins"/>
    </style:style>
    <style:style style:name="Tabelle2.A" style:family="table-column">
      <style:table-column-properties style:column-width="6.006cm" style:rel-column-width="23155*"/>
    </style:style>
    <style:style style:name="Tabelle2.B" style:family="table-column">
      <style:table-column-properties style:column-width="4.524cm" style:rel-column-width="17442*"/>
    </style:style>
    <style:style style:name="Tabelle2.C" style:family="table-column">
      <style:table-column-properties style:column-width="6.468cm" style:rel-column-width="24938*"/>
    </style:style>
    <style:style style:name="Tabelle2.A1" style:family="table-cell">
      <style:table-cell-properties fo:padding="0.097cm" fo:border-left="none" fo:border-right="none" fo:border-top="0.5pt solid #000000" fo:border-bottom="none"/>
    </style:style>
    <style:style style:name="MP1" style:family="paragraph" style:parent-style-name="Table_20_Contents">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Footer">
      <style:text-properties style:font-name="Arial" fo:font-size="9pt" style:font-size-asian="9pt" style:font-size-complex="9pt"/>
    </style:style>
    <style:style style:name="MP4" style:family="paragraph" style:parent-style-name="Table_20_Contents">
      <style:paragraph-properties fo:text-align="center" style:justify-single-word="false"/>
      <style:text-properties style:font-name="Arial" fo:font-size="9pt" style:font-size-asian="9pt" style:font-size-complex="9pt"/>
    </style:style>
    <style:style style:name="MP5" style:family="paragraph" style:parent-style-name="Table_20_Contents">
      <style:paragraph-properties fo:text-align="end" style:justify-single-word="false"/>
      <style:text-properties style:font-name="Arial" fo:font-size="9pt" style:font-size-asian="9pt" style:font-size-complex="9pt"/>
    </style:style>
    <style:style style:name="MP6" style:family="paragraph" style:parent-style-name="Footer">
      <style:text-properties style:font-name="Arial" fo:font-size="10pt" style:font-size-asian="10pt" style:font-size-complex="10pt"/>
    </style:style>
    <style:style style:name="MT1" style:family="text">
      <style:text-properties officeooo:rsid="00075685"/>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Kopfz" table:style-name="Kopfz">
          <table:table-column table:style-name="Kopfz.A"/>
          <table:table-column table:style-name="Kopfz.B"/>
          <table:table-row>
            <table:table-cell table:style-name="Kopfz.A1" office:value-type="string">
              <text:p text:style-name="MP1"/>
            </table:table-cell>
            <table:table-cell table:style-name="Kopfz.A1" office:value-type="string">
              <text:p text:style-name="MP1"/>
            </table:table-cell>
          </table:table-row>
        </table:table>
        <text:p text:style-name="MP2"/>
      </style:header>
      <style:footer>
        <table:table table:name="Tabelle2" table:style-name="Tabelle2">
          <table:table-column table:style-name="Tabelle2.A"/>
          <table:table-column table:style-name="Tabelle2.B"/>
          <table:table-column table:style-name="Tabelle2.C"/>
          <table:table-row>
            <table:table-cell table:style-name="Tabelle2.A1" office:value-type="string">
              <text:p text:style-name="MP3">RBB <text:span text:style-name="MT1">Dortmund Yooloo</text:span><text:tab/> </text:p>
            </table:table-cell>
            <table:table-cell table:style-name="Tabelle2.A1" office:value-type="string">
              <text:p text:style-name="MP4"><text:page-number text:select-page="current">3</text:page-number></text:p>
            </table:table-cell>
            <table:table-cell table:style-name="Tabelle2.A1" office:value-type="string">
              <text:p text:style-name="MP5"><text:file-name text:display="name-and-extension">100_Aufgaben.odt</text:file-name></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Cichoski</meta:initial-creator>
    <meta:creation-date>2010-10-20T12:34:01.96</meta:creation-date>
    <dc:date>2019-12-16T13:34:40.276637555</dc:date>
    <meta:editing-duration>PT3H35M30S</meta:editing-duration>
    <meta:editing-cycles>76</meta:editing-cycles>
    <meta:generator>LibreOffice/5.1.6.2$Linux_X86_64 LibreOffice_project/10m0$Build-2</meta:generator>
    <meta:print-date>2019-12-11T20:21:16.092000000</meta:print-date>
    <meta:document-statistic meta:table-count="2" meta:image-count="0" meta:object-count="0" meta:page-count="3" meta:paragraph-count="49" meta:word-count="508" meta:character-count="3559" meta:non-whitespace-character-count="3096"/>
  </office:meta>
</office:document-meta>
</file>